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ef2c3" officeooo:paragraph-rsid="004bf6d8" style:font-style-asian="italic" style:font-style-complex="italic"/>
    </style:style>
    <style:style style:name="P2" style:family="paragraph" style:parent-style-name="Standard">
      <style:text-properties style:font-name="Liberation Serif" fo:font-size="12pt" fo:font-style="normal" officeooo:rsid="0033b790" officeooo:paragraph-rsid="004bf6d8" style:font-size-asian="12pt" style:font-style-asian="normal" style:font-size-complex="12pt" style:font-style-complex="normal"/>
    </style:style>
    <style:style style:name="P3" style:family="paragraph" style:parent-style-name="Standard">
      <style:text-properties style:font-name="Liberation Serif" fo:font-size="12pt" fo:font-style="normal" officeooo:rsid="004bf6d8" officeooo:paragraph-rsid="004da877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Liberation Serif" fo:font-size="12pt" fo:font-style="normal" officeooo:rsid="0052de2a" officeooo:paragraph-rsid="0053ceb6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Liberation Serif" fo:font-size="12pt" fo:font-style="normal" officeooo:rsid="00576872" officeooo:paragraph-rsid="00576872" style:font-size-asian="12pt" style:font-style-asian="normal" style:font-size-complex="12pt" style:font-style-complex="normal"/>
    </style:style>
    <style:style style:name="P6" style:family="paragraph" style:parent-style-name="Standard" style:list-style-name="L1">
      <style:text-properties officeooo:paragraph-rsid="004bf6d8"/>
    </style:style>
    <style:style style:name="P7" style:family="paragraph" style:parent-style-name="Standard" style:list-style-name="L1">
      <style:text-properties officeooo:paragraph-rsid="004da877"/>
    </style:style>
    <style:style style:name="P8" style:family="paragraph" style:parent-style-name="Standard" style:list-style-name="L1">
      <style:text-properties officeooo:paragraph-rsid="0053ceb6"/>
    </style:style>
    <style:style style:name="P9" style:family="paragraph" style:parent-style-name="Standard" style:list-style-name="L1">
      <style:text-properties style:font-name="Liberation Serif" fo:font-size="12pt" fo:font-style="normal" officeooo:rsid="0033b790" officeooo:paragraph-rsid="004bf6d8" style:font-size-asian="12pt" style:font-style-asian="normal" style:font-size-complex="12pt" style:font-style-complex="normal"/>
    </style:style>
    <style:style style:name="P10" style:family="paragraph" style:parent-style-name="Standard" style:list-style-name="L1">
      <style:text-properties style:font-name="Liberation Serif" fo:font-size="12pt" fo:font-style="normal" officeooo:rsid="003e45e3" officeooo:paragraph-rsid="004bf6d8" style:font-size-asian="12pt" style:font-style-asian="normal" style:font-size-complex="12pt" style:font-style-complex="normal"/>
    </style:style>
    <style:style style:name="P11" style:family="paragraph" style:parent-style-name="Standard" style:list-style-name="L1">
      <style:text-properties style:font-name="Liberation Serif" fo:font-size="12pt" fo:font-style="normal" officeooo:rsid="003a4983" officeooo:paragraph-rsid="004bf6d8" style:font-size-asian="12pt" style:font-style-asian="normal" style:font-size-complex="12pt" style:font-style-complex="normal"/>
    </style:style>
    <style:style style:name="P12" style:family="paragraph" style:parent-style-name="Standard" style:list-style-name="L1">
      <style:text-properties style:font-name="Liberation Serif" fo:font-size="12pt" fo:font-style="normal" officeooo:rsid="003c1066" officeooo:paragraph-rsid="004bf6d8" style:font-size-asian="12pt" style:font-style-asian="normal" style:font-size-complex="12pt" style:font-style-complex="normal"/>
    </style:style>
    <style:style style:name="P13" style:family="paragraph" style:parent-style-name="Standard" style:list-style-name="L1">
      <style:text-properties style:font-name="Liberation Serif" fo:font-size="12pt" fo:font-style="normal" officeooo:rsid="00367a00" officeooo:paragraph-rsid="004bf6d8" style:font-size-asian="12pt" style:font-style-asian="normal" style:font-size-complex="12pt" style:font-style-complex="normal"/>
    </style:style>
    <style:style style:name="P14" style:family="paragraph" style:parent-style-name="Standard" style:list-style-name="L1">
      <style:text-properties style:font-name="Liberation Serif" fo:font-size="12pt" fo:font-style="normal" officeooo:rsid="003803b4" officeooo:paragraph-rsid="004bf6d8" style:font-size-asian="12pt" style:font-style-asian="normal" style:font-size-complex="12pt" style:font-style-complex="normal"/>
    </style:style>
    <style:style style:name="P15" style:family="paragraph" style:parent-style-name="Standard" style:list-style-name="L1">
      <style:text-properties style:font-name="Liberation Serif" fo:font-size="12pt" fo:font-style="normal" officeooo:rsid="0038d380" officeooo:paragraph-rsid="004bf6d8" style:font-size-asian="12pt" style:font-style-asian="normal" style:font-size-complex="12pt" style:font-style-complex="normal"/>
    </style:style>
    <style:style style:name="P16" style:family="paragraph" style:parent-style-name="Standard" style:list-style-name="L1">
      <style:text-properties style:font-name="Liberation Serif" fo:font-size="12pt" fo:font-style="normal" officeooo:rsid="003c8eec" officeooo:paragraph-rsid="004bf6d8" style:font-size-asian="12pt" style:font-style-asian="normal" style:font-size-complex="12pt" style:font-style-complex="normal"/>
    </style:style>
    <style:style style:name="P17" style:family="paragraph" style:parent-style-name="Standard" style:list-style-name="L1">
      <style:text-properties style:font-name="Liberation Serif" fo:font-size="12pt" fo:font-style="normal" officeooo:rsid="003ed59d" officeooo:paragraph-rsid="004bf6d8" style:font-size-asian="12pt" style:font-style-asian="normal" style:font-size-complex="12pt" style:font-style-complex="normal"/>
    </style:style>
    <style:style style:name="P18" style:family="paragraph" style:parent-style-name="Standard" style:list-style-name="L1">
      <style:text-properties style:font-name="Liberation Serif" fo:font-size="12pt" fo:font-style="normal" officeooo:rsid="0040b3ca" officeooo:paragraph-rsid="004bf6d8" style:font-size-asian="12pt" style:font-style-asian="normal" style:font-size-complex="12pt" style:font-style-complex="normal"/>
    </style:style>
    <style:style style:name="P19" style:family="paragraph" style:parent-style-name="Standard" style:list-style-name="L1">
      <style:text-properties style:font-name="Liberation Serif" fo:font-size="12pt" fo:font-style="normal" officeooo:rsid="0041c179" officeooo:paragraph-rsid="004bf6d8" style:font-size-asian="12pt" style:font-style-asian="normal" style:font-size-complex="12pt" style:font-style-complex="normal"/>
    </style:style>
    <style:style style:name="P20" style:family="paragraph" style:parent-style-name="Standard" style:list-style-name="L1">
      <style:text-properties style:font-name="Liberation Serif" fo:font-size="12pt" fo:font-style="normal" officeooo:rsid="004623c7" officeooo:paragraph-rsid="004bf6d8" style:font-size-asian="12pt" style:font-style-asian="normal" style:font-size-complex="12pt" style:font-style-complex="normal"/>
    </style:style>
    <style:style style:name="P21" style:family="paragraph" style:parent-style-name="Standard" style:list-style-name="L1">
      <style:text-properties style:font-name="Liberation Serif" fo:font-size="12pt" fo:font-style="normal" officeooo:rsid="004623c7" officeooo:paragraph-rsid="004da877" style:font-size-asian="12pt" style:font-style-asian="normal" style:font-size-complex="12pt" style:font-style-complex="normal"/>
    </style:style>
    <style:style style:name="P22" style:family="paragraph" style:parent-style-name="Standard" style:list-style-name="L1">
      <style:text-properties style:font-name="Liberation Serif" fo:font-size="12pt" fo:font-style="normal" officeooo:rsid="004bf6d8" officeooo:paragraph-rsid="004da877" style:font-size-asian="12pt" style:font-style-asian="normal" style:font-size-complex="12pt" style:font-style-complex="normal"/>
    </style:style>
    <style:style style:name="P23" style:family="paragraph" style:parent-style-name="Standard" style:list-style-name="L1">
      <style:text-properties style:font-name="Liberation Serif" fo:font-size="12pt" fo:font-style="normal" officeooo:rsid="00486484" officeooo:paragraph-rsid="004bf6d8" style:font-size-asian="12pt" style:font-style-asian="normal" style:font-size-complex="12pt" style:font-style-complex="normal"/>
    </style:style>
    <style:style style:name="P24" style:family="paragraph" style:parent-style-name="Standard" style:list-style-name="L1">
      <style:text-properties style:font-name="Liberation Serif" fo:font-size="12pt" fo:font-style="normal" officeooo:rsid="00469ad8" officeooo:paragraph-rsid="004bf6d8" style:font-size-asian="12pt" style:font-style-asian="normal" style:font-size-complex="12pt" style:font-style-complex="normal"/>
    </style:style>
    <style:style style:name="P25" style:family="paragraph" style:parent-style-name="Standard" style:list-style-name="L1">
      <style:text-properties style:font-name="Courier New" fo:font-size="12pt" fo:font-style="normal" officeooo:rsid="004623c7" officeooo:paragraph-rsid="004da877" style:font-size-asian="12pt" style:font-style-asian="normal" style:font-size-complex="12pt" style:font-style-complex="normal"/>
    </style:style>
    <style:style style:name="P26" style:family="paragraph" style:parent-style-name="Standard" style:list-style-name="L1">
      <style:text-properties officeooo:rsid="00588fd3" officeooo:paragraph-rsid="00588fd3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3b790" style:font-size-asian="12pt" style:font-size-complex="12pt"/>
    </style:style>
    <style:style style:name="T3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font-name="Liberation Serif" fo:font-size="12pt" fo:font-style="normal" officeooo:rsid="0033b790" style:font-size-asian="12pt" style:font-style-asian="normal" style:font-size-complex="12pt" style:font-style-complex="normal"/>
    </style:style>
    <style:style style:name="T5" style:family="text">
      <style:text-properties style:font-name="Liberation Serif" fo:font-size="12pt" fo:font-style="normal" officeooo:rsid="004bf6d8" style:font-size-asian="12pt" style:font-style-asian="normal" style:font-size-complex="12pt" style:font-style-complex="normal"/>
    </style:style>
    <style:style style:name="T6" style:family="text">
      <style:text-properties style:font-name="Liberation Serif" fo:font-size="12pt" fo:font-style="normal" officeooo:rsid="00367a00" style:font-size-asian="12pt" style:font-style-asian="normal" style:font-size-complex="12pt" style:font-style-complex="normal"/>
    </style:style>
    <style:style style:name="T7" style:family="text">
      <style:text-properties style:font-name="Liberation Serif" fo:font-size="12pt" fo:font-style="normal" officeooo:rsid="00350fea" style:font-size-asian="12pt" style:font-style-asian="normal" style:font-size-complex="12pt" style:font-style-complex="normal"/>
    </style:style>
    <style:style style:name="T8" style:family="text">
      <style:text-properties style:font-name="Liberation Serif" fo:font-size="12pt" fo:font-style="normal" officeooo:rsid="0040b3ca" style:font-size-asian="12pt" style:font-style-asian="normal" style:font-size-complex="12pt" style:font-style-complex="normal"/>
    </style:style>
    <style:style style:name="T9" style:family="text">
      <style:text-properties style:font-name="Liberation Serif" fo:font-size="12pt" fo:font-style="normal" officeooo:rsid="0041c179" style:font-size-asian="12pt" style:font-style-asian="normal" style:font-size-complex="12pt" style:font-style-complex="normal"/>
    </style:style>
    <style:style style:name="T10" style:family="text">
      <style:text-properties style:font-name="Liberation Serif" fo:font-size="12pt" fo:font-style="normal" officeooo:rsid="00460451" style:font-size-asian="12pt" style:font-style-asian="normal" style:font-size-complex="12pt" style:font-style-complex="normal"/>
    </style:style>
    <style:style style:name="T11" style:family="text">
      <style:text-properties style:font-name="Liberation Serif" fo:font-size="12pt" fo:font-style="normal" officeooo:rsid="004623c7" style:font-size-asian="12pt" style:font-style-asian="normal" style:font-size-complex="12pt" style:font-style-complex="normal"/>
    </style:style>
    <style:style style:name="T12" style:family="text">
      <style:text-properties style:font-name="Liberation Serif" fo:font-size="12pt" fo:font-style="normal" officeooo:rsid="0047d09a" style:font-size-asian="12pt" style:font-style-asian="normal" style:font-size-complex="12pt" style:font-style-complex="normal"/>
    </style:style>
    <style:style style:name="T13" style:family="text">
      <style:text-properties style:font-name="Liberation Serif" fo:font-size="12pt" fo:font-style="normal" officeooo:rsid="00486484" style:font-size-asian="12pt" style:font-style-asian="normal" style:font-size-complex="12pt" style:font-style-complex="normal"/>
    </style:style>
    <style:style style:name="T14" style:family="text">
      <style:text-properties style:font-name="Liberation Serif" fo:font-size="12pt" fo:font-style="normal" officeooo:rsid="00469ad8" style:font-size-asian="12pt" style:font-style-asian="normal" style:font-size-complex="12pt" style:font-style-complex="normal"/>
    </style:style>
    <style:style style:name="T15" style:family="text">
      <style:text-properties style:font-name="Liberation Serif" fo:font-size="12pt" fo:font-style="italic" officeooo:rsid="00367a00" style:font-size-asian="12pt" style:font-style-asian="italic" style:font-size-complex="12pt" style:font-style-complex="italic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5</text:span><text:span text:style-name="T1"> </text:span><text:span text:style-name="T2">Feb</text:span><text:span text:style-name="T1"> 2016 – </text:span><text:span text:style-name="T2">Monday</text:span></text:p>
      <text:p text:style-name="P2"/>
      <text:p text:style-name="P5">Flow of Program Control</text:p>
      <text:p text:style-name="P2"/>
      <text:list xml:id="list8475067663461701472" text:style-name="L1">
        <text:list-item>
          <text:p text:style-name="P6"><text:span text:style-name="T4">Distinction is no</text:span><text:span text:style-name="T5">t really made </text:span><text:span text:style-name="T4">between:</text:span></text:p>
          <text:list>
            <text:list-item>
              <text:p text:style-name="P9">expression: returns a value, but makes no changes to memory</text:p>
            </text:list-item>
            <text:list-item>
              <text:p text:style-name="P9">statement: makes changes to memory, but does not return a value</text:p>
            </text:list-item>
          </text:list>
        </text:list-item>
        <text:list-item>
          <text:p text:style-name="P10">Conditionals</text:p>
          <text:list>
            <text:list-item>
              <text:p text:style-name="P6"><text:span text:style-name="T6">I</text:span><text:span text:style-name="T7">f/else conditionals</text:span></text:p>
              <text:list>
                <text:list-item>
                  <text:p text:style-name="P6"><text:span text:style-name="T6">E</text:span><text:span text:style-name="T7">xecute code if conditions are met; may result in the dangling else problem (solved by using brackets)</text:span></text:p>
                </text:list-item>
                <text:list-item>
                  <text:p text:style-name="P6"><text:span text:style-name="T6">Short circuit logic: when you have an </text:span><text:span text:style-name="T15">or</text:span><text:span text:style-name="T6"> expression that is not valid (i.e., y/0), if the other condition is met, the ridiculous expression is not evaluated</text:span></text:p>
                </text:list-item>
                <text:list-item>
                  <text:p text:style-name="P11">Ternary operator</text:p>
                  <text:list>
                    <text:list-item>
                      <text:p text:style-name="P12">Shorter way to do an if/else</text:p>
                    </text:list-item>
                    <text:list-item>
                      <text:p text:style-name="P11">e.g., x&gt;3? x=5; : y=2;</text:p>
                    </text:list-item>
                    <text:list-item>
                      <text:p text:style-name="P11">Allowed in Perl, C, Java</text:p>
                    </text:list-item>
                  </text:list>
                </text:list-item>
              </text:list>
            </text:list-item>
            <text:list-item>
              <text:p text:style-name="P13">Switch/case statements</text:p>
              <text:list>
                <text:list-item>
                  <text:p text:style-name="P13">“Do we really have to nest all of these ifs?!”</text:p>
                </text:list-item>
                <text:list-item>
                  <text:p text:style-name="P6"><text:span text:style-name="T5">I</text:span><text:span text:style-name="T6">nvented by C.A.R. Hoare, inventor of quicksort and null pointer</text:span></text:p>
                </text:list-item>
                <text:list-item>
                  <text:p text:style-name="P14">You can only use primitives in switch statements</text:p>
                </text:list-item>
                <text:list-item>
                  <text:p text:style-name="P15">Perl has given when statements</text:p>
                </text:list-item>
              </text:list>
            </text:list-item>
          </text:list>
        </text:list-item>
        <text:list-item>
          <text:p text:style-name="P16">Loops</text:p>
          <text:list>
            <text:list-item>
              <text:p text:style-name="P16">Begin test loop – while</text:p>
            </text:list-item>
            <text:list-item>
              <text:p text:style-name="P16">End test loop – do while</text:p>
            </text:list-item>
            <text:list-item>
              <text:p text:style-name="P16">Counting loops – For, for i in range</text:p>
            </text:list-item>
            <text:list-item>
              <text:p text:style-name="P16">Iterator loops – For each</text:p>
            </text:list-item>
          </text:list>
        </text:list-item>
        <text:list-item>
          <text:p text:style-name="P10">Go to</text:p>
          <text:list>
            <text:list-item>
              <text:p text:style-name="P10">Bohm and Jacopini proved this one is not necessary</text:p>
            </text:list-item>
            <text:list-item>
              <text:p text:style-name="P10">Dijkstra hated this</text:p>
            </text:list-item>
          </text:list>
        </text:list-item>
        <text:list-item>
          <text:p text:style-name="P17">Exception handling</text:p>
          <text:list>
            <text:list-item>
              <text:p text:style-name="P17">Exception: error condition occurring from an operation that cannot be resolved by the operation itself</text:p>
            </text:list-item>
            <text:list-item>
              <text:p text:style-name="P18">Some languages don't have built-in exception handling; instead, the programmer returns -1, 0, or null</text:p>
            </text:list-item>
            <text:list-item>
              <text:p text:style-name="P18">For languages that use exception handling, use a try/catch loop</text:p>
            </text:list-item>
          </text:list>
        </text:list-item>
        <text:list-item>
          <text:p text:style-name="P19">Control statements – break, continue, return</text:p>
        </text:list-item>
        <text:list-item>
          <text:p text:style-name="P6"><text:span text:style-name="T8">Functions – return values, have no side effect</text:span><text:span text:style-name="T5">s</text:span></text:p>
          <text:list>
            <text:list-item>
              <text:p text:style-name="P6"><text:span text:style-name="T8">Procedure or subroutine – do not return values but modifies its input par</text:span><text:span text:style-name="T9">a</text:span><text:span text:style-name="T8">meters</text:span></text:p>
            </text:list-item>
            <text:list-item>
              <text:p text:style-name="P6"><text:span text:style-name="T9">Parameter – declaration of a variable </text:span><text:span text:style-name="T10">and passing to a function</text:span></text:p>
            </text:list-item>
            <text:list-item>
              <text:p text:style-name="P6"><text:span text:style-name="T9">Argument – passing a variable or value </text:span><text:span text:style-name="T10">without declaration</text:span></text:p>
            </text:list-item>
          </text:list>
        </text:list-item>
        <text:list-item>
          <text:p text:style-name="P20">Pass by reference or by value</text:p>
          <text:list>
            <text:list-item>
              <text:p text:style-name="P7"><text:span text:style-name="T11">Reference: passes the memory address; changes the value without having to reassig</text:span><text:span text:style-name="T5">n</text:span></text:p>
            </text:list-item>
          </text:list>
        </text:list-item>
      </text:list>
      <text:p text:style-name="P3"/>
      <text:list xml:id="list83640902768370" text:continue-numbering="true" text:style-name="L1">
        <text:list-item>
          <text:list>
            <text:list-item>
              <text:list>
                <text:list-header>
                  <text:p text:style-name="P21">e.g., Perl – subroutine</text:p>
                  <text:list>
                    <text:list-header>
                      <text:p text:style-name="P25">add1($x)</text:p>
                      <text:p text:style-name="P25">sub add1{</text:p>
                      <text:p text:style-name="P25">@_[0] = @_[0] + 1;</text:p>
                      <text:p text:style-name="P22">}</text:p>
                    </text:list-header>
                  </text:list>
                </text:list-header>
                <text:list-item>
                  <text:p text:style-name="P20"><text:soft-page-break/>Value: passes only the value; changes the value only if you reassign it</text:p>
                </text:list-item>
                <text:list-item>
                  <text:p text:style-name="P20">e.g., Java, Perl</text:p>
                </text:list-item>
                <text:list-item>
                  <text:p text:style-name="P6"><text:span text:style-name="T12">Java's Objects seem to be pass by reference at first, but they are pass by valu</text:span><text:span text:style-name="T5">e</text:span></text:p>
                  <text:list>
                    <text:list-item>
                      <text:p text:style-name="P6"><text:span text:style-name="T13">V</text:span><text:span text:style-name="T12">alue that is passed is the memory addre</text:span><text:span text:style-name="T13">ss</text:span></text:p>
                    </text:list-item>
                    <text:list-item>
                      <text:p text:style-name="P23">Creating Person b and setting it to Person a, then changing a's name also changes b's nam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Assign by reference or by value</text:p>
          <text:list>
            <text:list-item>
              <text:p text:style-name="P24">Reference: </text:p>
            </text:list-item>
            <text:list-item>
              <text:p text:style-name="P8"><text:span text:style-name="T14">Value: </text:span><text:span text:style-name="T12">if you use a variable to assign a value to another variable, but then change the first variable, the second variable retains its original value; </text:span><text:span text:style-name="T14">e.g., Java, </text:span><text:span text:style-name="T12">Perl</text:span></text:p>
            </text:list-item>
          </text:list>
        </text:list-item>
        <text:list-item>
          <text:p text:style-name="P26"><text:span text:style-name="T12">S</text:span><text:span text:style-name="T3">trongly typed languages have types that cannot be changed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8:52:34.594084000</meta:creation-date>
    <dc:date>2016-03-02T08:36:40.305186000</dc:date>
    <meta:editing-duration>PT4H38M52S</meta:editing-duration>
    <meta:editing-cycles>38</meta:editing-cycles>
    <meta:generator>LibreOffice/5.0.3.2$MacOSX_X86_64 LibreOffice_project/e5f16313668ac592c1bfb310f4390624e3dbfb75</meta:generator>
    <meta:document-statistic meta:table-count="0" meta:image-count="0" meta:object-count="0" meta:page-count="2" meta:paragraph-count="51" meta:word-count="430" meta:character-count="2393" meta:non-whitespace-character-count="2046"/>
  </office:meta>
</office:document-meta>
</file>